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e time new roman" svg:font-family="'The time new roman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" fo:font-size="12pt" fo:language="es" fo:country="EC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2pt" fo:language="es" fo:country="EC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font-name="The time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ÍTULO 1. </text:p>
      <text:p text:style-name="P1">Planteamiento del Problema</text:p>
      <text:p text:style-name="P1">Objetivo General</text:p>
      <text:p text:style-name="P1">Objetivos Específicos</text:p>
      <text:p text:style-name="P1">Justificación Del Trabajo</text:p>
      <text:p text:style-name="P1">Justificación Metodológica</text:p>
      <text:p text:style-name="P4">Definición Y Origen De Internet</text:p>
      <text:p text:style-name="P4">Computador</text:p>
      <text:p text:style-name="P4">Navegador Web</text:p>
      <text:p text:style-name="P4">Dirección IP</text:p>
      <text:p text:style-name="P4">Router</text:p>
      <text:p text:style-name="P4">Red</text:p>
      <text:p text:style-name="P4">Protocolos De Comunicación</text:p>
      <text:p text:style-name="P4">Servidor</text:p>
      <text:p text:style-name="P4">Hipertexto</text:p>
      <text:p text:style-name="P4">Web</text:p>
      <text:p text:style-name="P4">Orígenes</text:p>
      <text:p text:style-name="P4">Internet En La Actualidad</text:p>
      <text:p text:style-name="P4">Definición De Sitios Web, Su Estructura E Importancia</text:p>
      <text:p text:style-name="P4">Página Web</text:p>
      <text:p text:style-name="P4">Sitios Estáticos</text:p>
      <text:p text:style-name="P4">Sitios Dinámicos</text:p>
      <text:p text:style-name="P4">Importancia de los Sitios WEB</text:p>
      <text:p text:style-name="P4">Introducción A los Frameworks</text:p>
      <text:p text:style-name="P4">Historia</text:p>
      <text:p text:style-name="P4">Tipos De Frameworks</text:p>
      <text:p text:style-name="P4">Frameworks de Caja Blanca</text:p>
      <text:p text:style-name="P4"><text:soft-page-break/>Frameworks de Caja Negra</text:p>
      <text:p text:style-name="P4">Frameworks de Caja Gris</text:p>
      <text:p text:style-name="P4">¿Por Qué Usar Un Framework?</text:p>
      <text:p text:style-name="P4">Introducción A La Programación Orientada A Objetos (POO)</text:p>
      <text:p text:style-name="P4">Elementos De La POO</text:p>
      <text:p text:style-name="P4">Abstracción</text:p>
      <text:p text:style-name="P4">Encapsulamiento</text:p>
      <text:p text:style-name="P4">Modularidad</text:p>
      <text:p text:style-name="P4">Ocultación (Aislamiento)</text:p>
      <text:p text:style-name="P4">Polimorfismo</text:p>
      <text:p text:style-name="P4">Herencia</text:p>
      <text:p text:style-name="P4">Recolección de Basura</text:p>
      <text:p text:style-name="P4">Objeto</text:p>
      <text:p text:style-name="P4">Ejemplo de Objeto Real</text:p>
      <text:p text:style-name="P4">Ejemplo de Objeto Imaginario</text:p>
      <text:p text:style-name="P4">Tipos De Datos</text:p>
      <text:p text:style-name="P4">Numéricos</text:p>
      <text:p text:style-name="P4">Enteros</text:p>
      <text:p text:style-name="P4">Flotantes</text:p>
      <text:p text:style-name="P4">Cadenas</text:p>
      <text:p text:style-name="P4">Booleanos</text:p>
      <text:p text:style-name="P4">Arreglos</text:p>
      <text:p text:style-name="P4">Objeto</text:p>
      <text:p text:style-name="P4">Operadores</text:p>
      <text:p text:style-name="P4">Estructuras de Control</text:p>
      <text:p text:style-name="P4">Referencia Del Lenguaje</text:p>
      <text:p text:style-name="P4">Sintaxis Básica</text:p>
      <text:p text:style-name="P4"><text:soft-page-break/>Variables En PHP</text:p>
      <text:p text:style-name="P4">Variables De Entorno PHP</text:p>
      <text:p text:style-name="P4">$_GET</text:p>
      <text:p text:style-name="P4">$_POST</text:p>
      <text:p text:style-name="P4">$_SESSION </text:p>
      <text:p text:style-name="P4">$_SERVER</text:p>
      <text:p text:style-name="P4">Constantes En PHP</text:p>
      <text:p text:style-name="P4">Estructuras de Control En PHP</text:p>
      <text:p text:style-name="P4">If Else</text:p>
      <text:p text:style-name="P4">While y Do-while</text:p>
      <text:p text:style-name="P4">switch</text:p>
      <text:p text:style-name="P4">for</text:p>
      <text:p text:style-name="P4">foreach</text:p>
      <text:p text:style-name="P4">break(romper)</text:p>
      <text:p text:style-name="P4">Relacionar Ficheros En PHP</text:p>
      <text:p text:style-name="P4">require</text:p>
      <text:p text:style-name="P4">include</text:p>
      <text:p text:style-name="P4">require_once / include_once</text:p>
      <text:p text:style-name="P4">Funciones En PHP</text:p>
      <text:p text:style-name="P4">Programación Orientada A Objetos En PHP</text:p>
      <text:p text:style-name="P4">Clase</text:p>
      <text:p text:style-name="P4">Clase Instanciable</text:p>
      <text:p text:style-name="P4">Clase Heredada</text:p>
      <text:p text:style-name="P4">Clase Abstracta</text:p>
      <text:p text:style-name="P4">Clase Interface</text:p>
      <text:p text:style-name="P4">Clase Final</text:p>
      <text:p text:style-name="P4">Resumen Tipos De Clases</text:p>
      <text:p text:style-name="P4"><text:soft-page-break/>Auto Carga De Clases</text:p>
      <text:p text:style-name="P4">Métodos</text:p>
      <text:p text:style-name="P4">Propiedades</text:p>
      <text:p text:style-name="P4">Ámbitos de Propiedades y Métodos En PHP</text:p>
      <text:p text:style-name="P4">Propiedades y Métodos Públicos</text:p>
      <text:p text:style-name="P4">Propiedades y Métodos Protegidos</text:p>
      <text:p text:style-name="P4">Propiedades y Métodos Privados</text:p>
      <text:p text:style-name="P4">Propiedades y Métodos Privados</text:p>
      <text:p text:style-name="P5">Propiedades y Métodos Estáticos</text:p>
      <text:p text:style-name="P5">Propiedades y Métodos Estáticos</text:p>
      <text:p text:style-name="P5">Resumen Tipos de Métodos</text:p>
      <text:p text:style-name="P5"><text:span text:style-name="T1">Capítulo II</text:span></text:p>
      <text:p text:style-name="P5"><text:span text:style-name="T1">Introducción a <text:s/>HTML</text:span></text:p>
      <text:p text:style-name="P5"><text:span text:style-name="T1">Historia del HTML</text:span></text:p>
      <text:p text:style-name="P5"><text:span text:style-name="T1">¿Qué <text:s/>Es La W3C?</text:span></text:p>
      <text:p text:style-name="P5"><text:span text:style-name="T1">Versiones Y Tipos De HTML</text:span></text:p>
      <text:p text:style-name="P5">Definición Documento</text:p>
      <text:p text:style-name="P5">Etiquetas</text:p>
      <text:p text:style-name="P5">Etiquetas Esenciales Del HTML</text:p>
      <text:p text:style-name="P5">Atributos Generales de HTML</text:p>
      <text:p text:style-name="P5">Formularios</text:p>
      <text:p text:style-name="P5">Atributos importantes de input</text:p>
      <text:p text:style-name="P5">Tipos de input</text:p>
      <text:p text:style-name="P5">Otros Elementos de Captura de Datos</text:p>
      <text:p text:style-name="P5">select</text:p>
      <text:p text:style-name="P5">textarea</text:p>
      <text:p text:style-name="P5">Introducción a CSS</text:p>
      <text:p text:style-name="P5"><text:soft-page-break/>Historia CSS</text:p>
      <text:p text:style-name="P5">Sintaxis Básica</text:p>
      <text:p text:style-name="P5">Selectores</text:p>
      <text:p text:style-name="P5">Propiedades</text:p>
      <text:p text:style-name="P5">Propiedad de color</text:p>
      <text:p text:style-name="P5">Propiedades de Texto y Fuentes</text:p>
      <text:p text:style-name="P5">Propiedades Para Bordes</text:p>
      <text:p text:style-name="P5">Propiedades Para Márgenes</text:p>
      <text:p text:style-name="P5">Propiedades Para Listas</text:p>
      <text:p text:style-name="P5">Propiedades Para Tablas</text:p>
      <text:p text:style-name="P5">Propiedades Para Dimensiones</text:p>
      <text:p text:style-name="P5">Propiedades Para Efectos Visuales</text:p>
      <text:p text:style-name="P5">Propiedades Para Ubicación</text:p>
      <text:p text:style-name="P5">Introducción A Java Script</text:p>
      <text:p text:style-name="P5">Introducción A Java Script</text:p>
      <text:p text:style-name="P5">Introducción A Java Script</text:p>
      <text:p text:style-name="P5">Sintaxis básica</text:p>
      <text:p text:style-name="P5">Variables en JavaScript</text:p>
      <text:p text:style-name="P5">Funciones</text:p>
      <text:p text:style-name="P5">Eventos en JavaScript</text:p>
      <text:p text:style-name="P5">Clases y Métodos</text:p>
      <text:p text:style-name="P5">Usar Java Script en HTML</text:p>
      <text:p text:style-name="P5">Importancia De Java Script En La Actualidad</text:p>
      <text:p text:style-name="P5">Introducción A MySQL</text:p>
      <text:p text:style-name="P5">Bases De Datos</text:p>
      <text:p text:style-name="P5">Tabla</text:p>
      <text:p text:style-name="P5">Columna</text:p>
      <text:p text:style-name="P5"><text:soft-page-break/>Tipos de Datos MySQL</text:p>
      <text:p text:style-name="P5">Dato</text:p>
      <text:p text:style-name="P5">Dato Procedimiento Almacenado y Funciones</text:p>
      <text:p text:style-name="P5">Diseño De Bases De Datos Modelo Entidad Relación</text:p>
      <text:p text:style-name="P5">Diseño De Bases De Datos Modelo Entidad Relación</text:p>
      <text:p text:style-name="P5">Clave Primaria</text:p>
      <text:p text:style-name="P5">Clave Foránea</text:p>
      <text:p text:style-name="P5">Comandos Básicos MySQL</text:p>
      <text:p text:style-name="P5">Comandos DDL (Lenguaje de definición de datos)</text:p>
      <text:p text:style-name="P5">Sentencias CREATE</text:p>
      <text:p text:style-name="P5">Create Table</text:p>
      <text:p text:style-name="P5">Alter Table</text:p>
      <text:p text:style-name="P5">Create View</text:p>
      <text:p text:style-name="P5">Variables en MySQL</text:p>
      <text:p text:style-name="P5">Create Procedure/Create Function</text:p>
      <text:p text:style-name="P5">Sentencias Drop</text:p>
      <text:p text:style-name="P5">Comandos DML (Lenguaje de Manipulación <text:s/>de datos)</text:p>
      <text:p text:style-name="P5">Sentencias Select</text:p>
      <text:p text:style-name="P5">Sentencias Join</text:p>
      <text:p text:style-name="P5">Sentencias Insert</text:p>
      <text:p text:style-name="P5">Sentencias Update</text:p>
      <text:p text:style-name="P5">Sentencias Delete</text:p>
      <text:p text:style-name="P5">MySql Triggers</text:p>
      <text:p text:style-name="P5">Introducción A CodeIgniter 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e time new roman" svg:font-family="'The time new roman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Label_20_42" style:display-name="ListLabel 42" style:family="text">
      <style:text-properties style:font-name-complex="Symbol"/>
    </style:style>
    <style:style style:name="ListLabel_20_40" style:display-name="ListLabel 40" style:family="text">
      <style:text-properties style:font-name-complex="Courier New"/>
    </style:style>
    <style:style style:name="ListLabel_20_41" style:display-name="ListLabel 41" style:family="text">
      <style:text-properties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Villota</meta:initial-creator>
    <meta:creation-date>2013-10-01T16:22:41</meta:creation-date>
    <dc:date>2013-10-01T21:14:41</dc:date>
    <dc:creator>Eduardo Villota</dc:creator>
    <meta:editing-duration>PT57M11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6" meta:paragraph-count="159" meta:word-count="439" meta:character-count="3002" meta:non-whitespace-character-count="2717"/>
  </office:meta>
</office:document-meta>
</file>